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text-properties style:font-name="Times"/>
    </style:style>
    <style:style style:name="P3" style:family="paragraph" style:parent-style-name="Standard" style:list-style-name="L2">
      <style:paragraph-properties fo:margin-top="0.199cm" fo:margin-bottom="0.199cm" text:number-lines="false" text:line-number="0"/>
      <style:text-properties style:font-name="Times"/>
    </style:style>
    <style:style style:name="P4" style:family="paragraph" style:parent-style-name="Standard" style:list-style-name="L2">
      <style:paragraph-properties text:number-lines="false" text:line-number="0"/>
      <style:text-properties style:font-name="Charter"/>
    </style:style>
    <style:style style:name="T1" style:family="text">
      <style:text-properties style:font-name="Bitstream Charter"/>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1 bulb garlic</text:p>
      <text:p text:style-name="P2">2 tablespoons olive oil</text:p>
      <text:p text:style-name="P2">1 onion, sliced</text:p>
      <text:p text:style-name="P2">1 red capsicum, sliced</text:p>
      <text:p text:style-name="P2">1 green capsicum, sliced</text:p>
      <text:p text:style-name="P2">4 tomatoes, peeled and sliced</text:p>
      <text:p text:style-name="P2">125 grams green beans, trimmed and halved</text:p>
      <text:p text:style-name="P2">2 baby eggplants, sliced</text:p>
      <text:p text:style-name="P2">1 teaspoon ground sweet paprika</text:p>
      <text:p text:style-name="P2">1 ½ cups long grain rice</text:p>
      <text:p text:style-name="P2">3 cups boliing chicken stock</text:p>
      <text:h text:style-name="P1" text:outline-level="2">Method</text:h>
      <text:list text:style-name="L2">
        <text:list-item>
          <text:p text:style-name="P3">Place unpeeled garlic bulb on oven tray, brush with a little olive oil. Bake, uncovered in a moderate (180<text:span text:style-name="T1">°</text:span>C) oven for 30 minutes or until garlic soft.</text:p>
        </text:list-item>
        <text:list-item>
          <text:p text:style-name="P3">Heat remaining oil in large flameproof baking dish. </text:p>
        </text:list-item>
        <text:list-item>
          <text:p text:style-name="P3">Add onion, capsicum, tomatoes, beans and eggplants. </text:p>
        </text:list-item>
        <text:list-item>
          <text:p text:style-name="P3">Cook stirring, about 10 minutes or until vegetables are just soft.</text:p>
        </text:list-item>
        <text:list-item>
          <text:p text:style-name="P3">Stir in paprika.</text:p>
        </text:list-item>
        <text:list-item>
          <text:p text:style-name="P3">Sprinkle rice over vegetables. </text:p>
        </text:list-item>
        <text:list-item>
          <text:p text:style-name="P3">Pour stock over rice.</text:p>
        </text:list-item>
        <text:list-item>
          <text:p text:style-name="P3">Place garlic buld in the centre of mixture.</text:p>
        </text:list-item>
        <text:list-item>
          <text:p text:style-name="P3">Bake, uncovered, in moderate oven for 30 minutes. </text:p>
        </text:list-item>
        <text:list-item>
          <text:p text:style-name="P3">Stir halfway through cooking time.</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Garlic, Vegetable and Rice Casserol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29T16:56:43</meta:creation-date>
    <dc:creator>Frank Jung</dc:creator>
    <dc:date>2005-05-29T17:05:01</dc:date>
    <dc:language>en-AU</dc:language>
    <meta:editing-cycles>4</meta:editing-cycles>
    <meta:editing-duration>PT8M19S</meta:editing-duration>
    <meta:user-defined meta:name="Info 1"/>
    <meta:user-defined meta:name="Info 2"/>
    <meta:user-defined meta:name="Info 3"/>
    <meta:user-defined meta:name="Info 4"/>
    <meta:document-statistic meta:table-count="0" meta:image-count="0" meta:object-count="0" meta:page-count="1" meta:paragraph-count="24" meta:word-count="143" meta:character-count="843"/>
  </office:meta>
</office:document-meta>
</file>